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9000000BDD7A6D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2pt" style:font-size-asian="12pt" style:font-size-complex="12pt"/>
    </style:style>
    <style:style style:name="P2" style:family="paragraph" style:parent-style-name="Text_20_body">
      <style:paragraph-properties>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10pt" fo:font-weight="bold" style:font-size-asian="10pt" style:font-weight-asian="bold" style:font-size-complex="10pt" style:font-weight-complex="bold"/>
    </style:style>
    <style:style style:name="P5" style:family="paragraph" style:parent-style-name="Text_20_body">
      <style:text-properties fo:font-size="10pt" style:font-size-asian="10pt" style:font-size-complex="10pt"/>
    </style:style>
    <style:style style:name="P6" style:family="paragraph" style:parent-style-name="Text_20_body">
      <style:paragraph-properties fo:margin-left="0.05in" fo:margin-right="0in" fo:text-indent="0in" style:auto-text-indent="false"/>
    </style:style>
    <style:style style:name="P7" style:family="paragraph" style:parent-style-name="Heading_20_5">
      <style:text-properties fo:font-weight="bold" style:font-weight-asian="bold" style:font-weight-complex="bold"/>
    </style:style>
    <style:style style:name="P8" style:family="paragraph" style:parent-style-name="Heading_20_3">
      <style:paragraph-properties fo:break-before="page"/>
    </style:style>
    <style:style style:name="P9" style:family="paragraph" style:parent-style-name="Heading_20_1" style:master-page-name="Standard">
      <style:paragraph-properties style:page-number="auto"/>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text-properties fo:font-weight="normal" style:font-weight-asian="normal" style:font-weight-complex="normal"/>
    </style:style>
    <style:style style:name="P14" style:family="paragraph" style:parent-style-name="Text_20_body" style:list-style-name="WW8Num7"/>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text-properties fo:font-size="10pt" fo:font-weight="bold" style:font-size-asian="10pt" style:font-weight-asian="bold" style:font-size-complex="10pt" style:font-weight-complex="bold"/>
    </style:style>
    <style:style style:name="P25" style:family="paragraph" style:parent-style-name="Text_20_body">
      <style:paragraph-properties fo:break-before="page"/>
      <style:text-properties fo:font-size="10pt" fo:font-weight="bold" style:font-size-asian="10pt" style:font-weight-asian="bold" style:font-size-complex="10pt" style:font-weight-complex="bold"/>
    </style:style>
    <style:style style:name="P26" style:family="paragraph" style:parent-style-name="Heading_20_3">
      <style:paragraph-properties fo:break-before="page"/>
    </style:style>
    <style:style style:name="T1" style:family="text">
      <style:text-properties style:font-name="Times New Roman" style:font-name-asian="Times New Roman" style:font-name-complex="Times New Roman"/>
    </style:style>
    <style:style style:name="T2"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AEC Version 0.12.6RC2o</text:h>
      <text:h text:style-name="Heading_20_1" text:outline-level="1">Installation/Upgrade Quick Start Guide</text:h>
      <text:p text:style-name="Standard"/>
      <text:p text:style-name="Text_20_body">This guide will lead you through the basic steps of installing the component and dealing with casual server problems.</text:p>
      <text:p text:style-name="Text_20_body"><draw:frame draw:style-name="fr1" draw:name="Frame7" text:anchor-type="paragraph" svg:x="0.1854in" svg:y="0.1898in" svg:width="6.1256in" draw:z-index="5"><draw:text-box fo:min-height="0.6937in"><text:h text:style-name="P7" text:outline-level="5">Sorry, the AEC is quite powerful!</text:h><text:p text:style-name="Text_20_body">The AEC is capable of modifying user accounts. <text:span text:style-name="T2">DO NOT USE YOUR ADMIN ACCOUNT AS TESTUSER WITHIN THE AEC.</text:span> You will very likely downgrade the administrator privileges and <text:span text:style-name="T2">lock yourself out</text:span> of your Joomla CMS.</text:p></draw:text-box></draw:frame></text:p>
      <text:p text:style-name="Text_20_body"/>
      <text:p text:style-name="Text_20_body"><text:line-break/><text:line-break/></text:p>
      <text:p text:style-name="Standard"><draw:frame draw:style-name="fr1" draw:name="Frame2" text:anchor-type="paragraph" svg:x="0.0035in" svg:y="0.0902in" svg:width="3.0244in" draw:z-index="0"><draw:text-box fo:min-height="1.0937in"><text:h text:style-name="Heading_20_5" text:outline-level="5">Upload Filesize</text:h><text:p text:style-name="Text_20_body">PHP has a setting that governs how large the files you upload to your server can be.</text:p><text:p text:style-name="Text_20_body">You might have to change a particular setting in your php.ini file</text:p></draw:text-box></draw:frame><draw:frame draw:style-name="fr1" draw:name="Frame5" text:anchor-type="paragraph" svg:x="3.4646in" svg:y="0.0854in" svg:width="3.022in" draw:z-index="3"><draw:text-box fo:min-height="1.5126in"><text:h text:style-name="Heading_20_5" text:outline-level="5">PHP.ini</text:h><text:p text:style-name="Text_20_body">The location of this file will vary from server to server (depending on the setup of the webserver software). Contact your hosting provider or server administrator for more information if you can't figure it out from the Joomla! System Info.</text:p></draw:text-box></draw:frame></text:p>
      <text:p text:style-name="Standard"/>
      <text:p text:style-name="Text_20_body"/>
      <text:p text:style-name="Text_20_body"/>
      <text:p text:style-name="Text_20_body"/>
      <text:p text:style-name="Text_20_body"><draw:frame draw:style-name="fr1" draw:name="Frame4" text:anchor-type="paragraph" svg:x="0.0047in" svg:y="0.1984in" svg:width="3.0244in" draw:z-index="2"><draw:text-box fo:min-height="1.0937in"><text:h text:style-name="Heading_20_6" text:outline-level="6">How to find out what is set</text:h><text:h text:style-name="Heading_20_3" text:outline-level="3">Joomla 1.5.x:</text:h><text:p text:style-name="Text_20_body">Help <text:span text:style-name="T1">→</text:span> System Info. </text:p><text:h text:style-name="Heading_20_3" text:outline-level="3">Joomla 1.0.x:</text:h><text:p text:style-name="Text_20_body">System <text:span text:style-name="T1">→</text:span> System Info.</text:p><text:p text:style-name="Text_20_body">... Click on the PHP Information tab and look for upload_max_filesize.</text:p></draw:text-box></draw:frame></text:p>
      <text:p text:style-name="P2"/>
      <text:p text:style-name="Text_20_body"><draw:frame draw:style-name="fr1" draw:name="Frame3" text:anchor-type="paragraph" svg:x="3.4646in" svg:y="0.0098in" svg:width="3.022in" draw:z-index="1"><draw:text-box fo:min-height="1.2146in"><text:h text:style-name="Heading_20_6" text:outline-level="6">How to get it done</text:h><text:p text:style-name="Text_20_body">the default setting of</text:p><text:p text:style-name="Preformatted_20_Text">upload_max_filesize = 2M</text:p><text:p text:style-name="Text_20_body">is too small and we recommend at least</text:p><text:p text:style-name="Preformatted_20_Text">upload_max_filesize = 4M</text:p><text:p text:style-name="Text_20_body">to make it work.</text:p></draw:text-box></draw:frame></text:p>
      <text:p text:style-name="Text_20_body"/>
      <text:p text:style-name="Text_20_body"/>
      <text:p text:style-name="Text_20_body"/>
      <text:p text:style-name="Text_20_body"/>
      <text:p text:style-name="Text_20_body"/>
      <text:h text:style-name="Heading_20_3" text:outline-level="3">Still not working or not able to change the setting?</text:h>
      <text:p text:style-name="Text_20_body">If you are unable to change this variable you will need to install the component via the “Install for Directory” method. For more information on this method click on the Help icon in Joomla when on the Install screen.</text:p>
      <text:p text:style-name="Text_20_body"/>
      <text:h text:style-name="Heading_20_3" text:outline-level="3">Reminder – keep your Software up to date:</text:h>
      <text:p text:style-name="Text_20_body">We make every effort to make sure that AEC is compatible with different versions of Joomla, but it is STRONGLY recommended that you upgrade your version of Joomla to the most current versions. <text:s/>At this time that would be either 1.0.15 or 1.5.8. <text:s/>If you do not, you may have to apply some hacks manually.</text:p>
      <text:p text:style-name="Text_20_body">It is also recommended that you upgrade to the most current version of Community Builder also, which at this time is CB1.2rc4</text:p>
      <text:h text:style-name="Heading_20_3" text:outline-level="3"><text:soft-page-break/>Step #1 - Backup the Database and Files</text:h>
      <text:list text:style-name="L1">
        <text:list-item>
          <text:p text:style-name="P10"><text:span text:style-name="T2">If this is an Upgrade</text:span>, continue with the steps below otherwise proceed to step #2.</text:p>
        </text:list-item>
        <text:list-item>
          <text:p text:style-name="P10">It is recommended that you look at your hacks page and in addition to the backup, go to AEC hacks page and backup the hacked files to your local drive.</text:p>
        </text:list-item>
        <text:list-item>
          <text:p text:style-name="P10">If this is an upgrade on J! 1.5.x please disable all AEC plug-ins, and re-enable the Joomla Authentication plug-in.</text:p>
        </text:list-item>
        <text:list-item>
          <text:p text:style-name="P10">It is recommended at this point to remove the hacks that AEC has made previously (Use the undo now on the Hacks page)</text:p>
        </text:list-item>
        <text:list-item>
          <text:p text:style-name="P10">Uninstall via the Joomla Uninstall (differs for versions 1.0.x and 1.5.x) the AEC Component, any AEC plug-ins, AEC modules, or AEC mambots.</text:p>
        </text:list-item>
        <text:list-item>
          <text:p text:style-name="P10"><text:span text:style-name="T2">Check you Registration flow</text:span> via the front end doing a test registration, if all is good then proceed to step #2. If it is not working correctly, isolate the problem and correct it before installing the AEC.</text:p>
        </text:list-item>
      </text:list>
      <text:p text:style-name="Text_20_body"/>
      <text:h text:style-name="Heading_20_3" text:outline-level="3">Step #2 - Install files</text:h>
      <text:p text:style-name="P6">Proceed with the installation of the following (in this order) below. Version numbers are shortened to an “X”. </text:p>
      <text:list text:style-name="L2">
        <text:list-item>
          <text:p text:style-name="P11">Unzip the package <text:span text:style-name="T2">AEC_package_X_unzip_first.zip</text:span> to your local hard drive.</text:p>
        </text:list-item>
        <text:list-item>
          <text:p text:style-name="P11">Install <text:span text:style-name="T2">com_acctexp_X.zip</text:span></text:p>
        </text:list-item>
        <text:list-item>
          <text:p text:style-name="P11">Joomla 1.5.x: Skip to Step #3</text:p>
        </text:list-item>
        <text:list-item>
          <text:p text:style-name="P11">Install <text:span text:style-name="T2">aechacks_mambot_X.zip</text:span> (Located in the joomla_1_0_mambots folder of the unzipped package)</text:p>
        </text:list-item>
        <text:list-item>
          <text:p text:style-name="P11">Install <text:span text:style-name="T2">mod_acctexp_X.zip</text:span></text:p>
        </text:list-item>
        <text:list-item>
          <text:p text:style-name="P11">Publish the aechacks mambot</text:p>
        </text:list-item>
        <text:list-item>
          <text:p text:style-name="P11">Joomla 1.0.x: Skip to Step #6</text:p>
        </text:list-item>
      </text:list>
      <text:h text:style-name="Heading_20_3" text:outline-level="3"/>
      <text:h text:style-name="P8" text:outline-level="3">Step #3 - Install files (Joomla 1.5.x only)</text:h>
      <text:p text:style-name="Text_20_body">For Joomla 1.5.x proceed with the installation of the following (in this order) below.</text:p>
      <text:p text:style-name="Text_20_body">(Make sure to enable the System Legacy Plugin for Joomla)</text:p>
      <text:list text:style-name="L3">
        <text:list-item>
          <text:p text:style-name="P13"><text:span text:style-name="T2">aecaccess_plugin_X.zip</text:span> </text:p>
        </text:list-item>
        <text:list-item>
          <text:p text:style-name="P12"><text:span text:style-name="T2">aecerror_plugin_X.zip</text:span> (Located in the joomla_1_5_plugins folder of the unzipped package)</text:p>
        </text:list-item>
        <text:list-item>
          <text:p text:style-name="P12"><text:span text:style-name="T2">aecrouting_plugin_Xzip</text:span> (same location)</text:p>
        </text:list-item>
        <text:list-item>
          <text:p text:style-name="P12"><text:span text:style-name="T2">aecuser_plugin_X.zip</text:span> (same location)</text:p>
        </text:list-item>
        <text:list-item>
          <text:p text:style-name="P13"><text:span text:style-name="T2">mod_acctexp_X.zip</text:span> </text:p>
        </text:list-item>
        <text:list-item>
          <text:p text:style-name="P12">DO NOT PUBLISH THE PLUGINS YET</text:p>
        </text:list-item>
      </text:list>
      <text:list text:style-name="WW8Num7">
        <text:list-header>
          <text:p text:style-name="P14"/>
        </text:list-header>
      </text:list>
      <text:h text:style-name="Heading_20_3" text:outline-level="3">Step #4 (Joomla 1.5.x only) - Configure the Plugins</text:h>
      <text:list text:style-name="L5">
        <text:list-item>
          <text:p text:style-name="P16">Extensions <text:span text:style-name="T1">→</text:span> Plugin Manager</text:p>
        </text:list-item>
        <text:list-item>
          <text:p text:style-name="P16">Easiest way to do this is to scroll to the bottom and make sure the Display # is set to all</text:p>
        </text:list-item>
        <text:list-item>
          <text:p text:style-name="P16">Enable User Plugin – <text:span text:style-name="T2">AEC Access</text:span></text:p>
        </text:list-item>
        <text:list-item>
          <text:p text:style-name="P16"><draw:frame draw:style-name="fr1" draw:name="Frame6" text:anchor-type="paragraph" svg:x="0.5in" svg:y="0.6602in" svg:width="6.2937in" draw:z-index="4"><draw:text-box fo:min-height="0.689in"><text:h text:style-name="Heading_20_6" text:outline-level="6">Example</text:h><text:p text:style-name="Text_20_body">If the Legacy Plugin is order #3 under the system plugins, then AEC Routing should be order #4 and the AEC ErrorHandler should be order #5.</text:p></draw:text-box></draw:frame>Scroll or page down to the system Plugins and look for the AEC Routing and AEC Error Handler Plugins and make sure they are ordered <text:span text:style-name="T2">after</text:span> the System Legacy Plugin, if not reorder so that they are.<text:line-break/></text:p>
        </text:list-item>
        <text:list-item>
          <text:p text:style-name="P16">Enable the AEC Error Handler Plugin</text:p>
        </text:list-item>
        <text:list-item>
          <text:p text:style-name="P16">Enable the AEC Routing Plugin </text:p>
        </text:list-item>
      </text:list>
      <text:p text:style-name="Text_20_body">The following steps will guide you through a typical setup of the AEC. None of these are required in setting the AEC up, but they can help getting a grasp of the administration of your new membership component. In a typical setup, clicking on <text:span text:style-name="T2">register</text:span> or <text:span text:style-name="T2">create an account</text:span>, will present the user a choice of Plans, then taken to the registration form the register, then to a Confirmation Screen then to the Checkout screen – then to the appropriate payment processor. </text:p>
      <text:p text:style-name="Text_20_body"/>
      <text:h text:style-name="Heading_20_3" text:outline-level="3"/>
      <text:h text:style-name="P8" text:outline-level="3">Step #6 - Apply the Hacks</text:h>
      <text:list text:style-name="L6">
        <text:list-item>
          <text:p text:style-name="P17">Go to Components <text:span text:style-name="T1">→</text:span> AEC <text:span text:style-name="T1">→</text:span> AEC Central then click on Hacks</text:p>
        </text:list-item>
        <text:list-item>
          <text:p text:style-name="P17">Apply all of the Joomla Hacks and/or CB Hacks. (all other third party hacks depend on the logic flow with that component)</text:p>
        </text:list-item>
      </text:list>
      <text:p text:style-name="Text_20_body"/>
      <text:h text:style-name="Heading_20_3" text:outline-level="3">Step #7 - AEC Global Settings</text:h>
      <text:list text:style-name="L7">
        <text:list-item>
          <text:p text:style-name="P18">Go to Components <text:span text:style-name="T1">→</text:span> AEC <text:span text:style-name="T1">→</text:span> AEC Central then click on Settings</text:p>
        </text:list-item>
        <text:list-item>
          <text:p text:style-name="P18">Stay on the Global Tab</text:p>
        </text:list-item>
        <text:list-item>
          <text:p text:style-name="P18">Require Subscriptions set to YES</text:p>
        </text:list-item>
        <text:list-item>
          <text:p text:style-name="P18">If you have any SEO/SEF turned on then set Simple URLs to YES</text:p>
        </text:list-item>
        <text:list-item>
          <text:p text:style-name="P18">For the purpose of this guide for activated gateways we will multi select Paypal and Paypal Subscription, by holding down the Ctrl key</text:p>
        </text:list-item>
        <text:list-item>
          <text:p text:style-name="P18">Gateway Descriptions multi select Paypal and Paypal Subscription, by holding down the Ctrl key</text:p>
        </text:list-item>
        <text:list-item>
          <text:p text:style-name="P18">Entry Plan set to No Plan</text:p>
        </text:list-item>
        <text:list-item>
          <text:p text:style-name="P18">Plans First set to Yes</text:p>
        </text:list-item>
        <text:list-item>
          <text:p text:style-name="P18">Integrate Registration set to Yes</text:p>
        </text:list-item>
        <text:list-item>
          <text:p text:style-name="P18">Show Fixed Decisions set to Yes</text:p>
        </text:list-item>
        <text:list-item>
          <text:p text:style-name="P18">Click on the Apply Button</text:p>
        </text:list-item>
        <text:list-item>
          <text:p text:style-name="P18">After clicking on the apply button two additional tabs will show up for Paypal and Paypal Subscription</text:p>
        </text:list-item>
      </text:list>
      <text:p text:style-name="Text_20_body"/>
      <text:h text:style-name="Heading_20_3" text:outline-level="3">Step #8 - Configure the Processor</text:h>
      <text:list text:style-name="L8">
        <text:list-item>
          <text:p text:style-name="P19">Click on the Paypal tab from AEC Settings</text:p>
        </text:list-item>
        <text:list-item>
          <text:p text:style-name="P19">Enter in your business ID (email) for Paypal</text:p>
        </text:list-item>
        <text:list-item>
          <text:p text:style-name="P19">Click on the Paypal Subscriptions tab from AEC Settings</text:p>
        </text:list-item>
        <text:list-item>
          <text:p text:style-name="P19">Enter in your business ID (email) for Paypal</text:p>
        </text:list-item>
        <text:list-item>
          <text:p text:style-name="P19">Hit Save</text:p>
        </text:list-item>
      </text:list>
      <text:h text:style-name="Heading_20_3" text:outline-level="3"/>
      <text:h text:style-name="P8" text:outline-level="3">Step #9 - Configure the First Plan (Recurring Subscription Paypal)</text:h>
      <text:list text:style-name="L9">
        <text:list-item>
          <text:p text:style-name="P20">Go to Components <text:span text:style-name="T1">→</text:span> AEC <text:span text:style-name="T1">→</text:span> AEC Central then click on Plans</text:p>
        </text:list-item>
        <text:list-item>
          <text:p text:style-name="P20">Click on New</text:p>
        </text:list-item>
        <text:list-item>
          <text:p text:style-name="P20">Name: Monthly Recurring Subscription</text:p>
        </text:list-item>
        <text:list-item>
          <text:p text:style-name="P20">Published set to Yes</text:p>
        </text:list-item>
        <text:list-item>
          <text:p text:style-name="P20">Visible set to Yes</text:p>
        </text:list-item>
        <text:list-item>
          <text:p text:style-name="P20">Enable User group set to Yes (Registered)</text:p>
        </text:list-item>
        <text:list-item>
          <text:p text:style-name="P20">Make Active set to Yes</text:p>
        </text:list-item>
        <text:list-item>
          <text:p text:style-name="P20">Primary set to Yes</text:p>
        </text:list-item>
        <text:list-item>
          <text:p text:style-name="P20">Update Existing set to Yes</text:p>
        </text:list-item>
        <text:list-item>
          <text:p text:style-name="P20">Override Activation <text:s/>set to No</text:p>
        </text:list-item>
        <text:list-item>
          <text:p text:style-name="P20">Override Registration Email set to No</text:p>
        </text:list-item>
        <text:list-item>
          <text:p text:style-name="P20">Fall Back Plan set to No Plan</text:p>
        </text:list-item>
        <text:list-item>
          <text:p text:style-name="P20">Standard Parent Plan set to No Plan</text:p>
        </text:list-item>
        <text:list-item>
          <text:p text:style-name="P20">Free set to NO</text:p>
        </text:list-item>
        <text:list-item>
          <text:p text:style-name="P20">Regular rate: 9.95</text:p>
        </text:list-item>
        <text:list-item>
          <text:p text:style-name="P20">Lifetime set to NO</text:p>
        </text:list-item>
        <text:list-item>
          <text:p text:style-name="P20">Period: 1</text:p>
        </text:list-item>
        <text:list-item>
          <text:p text:style-name="P20">Period Unit set to Months</text:p>
        </text:list-item>
        <text:list-item>
          <text:p text:style-name="P20">Click on Apply</text:p>
        </text:list-item>
        <text:list-item>
          <text:p text:style-name="P20">Click on the Processors tab</text:p>
        </text:list-item>
        <text:list-item>
          <text:p text:style-name="P20">Under Paypal Subscription check off Active</text:p>
        </text:list-item>
        <text:list-item>
          <text:p text:style-name="P20">Hit Sa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tep #10 - Configure the second Plan (One Time Charge Paypal)</text:h>
      <text:list text:style-name="L10">
        <text:list-item text:start-value="1">
          <text:p text:style-name="P21">Go to Components <text:span text:style-name="T1">→</text:span> AEC <text:span text:style-name="T1">→</text:span> AEC Central then click on Plans</text:p>
        </text:list-item>
        <text:list-item>
          <text:p text:style-name="P21">Click on New</text:p>
        </text:list-item>
        <text:list-item>
          <text:p text:style-name="P21">Name: Monthly One Time Subscription</text:p>
        </text:list-item>
        <text:list-item>
          <text:p text:style-name="P21">Published set to Yes</text:p>
        </text:list-item>
        <text:list-item>
          <text:p text:style-name="P21">Visible set to Yes</text:p>
        </text:list-item>
        <text:list-item>
          <text:p text:style-name="P21">Enable User group set to Yes (Registered)</text:p>
        </text:list-item>
        <text:list-item>
          <text:p text:style-name="P21">Make Active set to Yes</text:p>
        </text:list-item>
        <text:list-item>
          <text:p text:style-name="P21">Primary set to Yes</text:p>
        </text:list-item>
        <text:list-item>
          <text:p text:style-name="P21">Update Existing set to Yes</text:p>
        </text:list-item>
        <text:list-item>
          <text:p text:style-name="P21">Override Activation <text:s/>set to No</text:p>
        </text:list-item>
        <text:list-item>
          <text:p text:style-name="P21">Override Registration Email set to No</text:p>
        </text:list-item>
        <text:list-item>
          <text:p text:style-name="P21">Fall Back Plan set to No Plan</text:p>
        </text:list-item>
        <text:list-item>
          <text:p text:style-name="P21">Standard Parent Plan set to No Plan</text:p>
        </text:list-item>
        <text:list-item>
          <text:p text:style-name="P21">Free set to NO</text:p>
        </text:list-item>
        <text:list-item>
          <text:p text:style-name="P21">Regular rate: 12.95</text:p>
        </text:list-item>
        <text:list-item>
          <text:p text:style-name="P21">Lifetime set to NO</text:p>
        </text:list-item>
        <text:list-item>
          <text:p text:style-name="P21">Period: 1</text:p>
        </text:list-item>
        <text:list-item>
          <text:p text:style-name="P21">Period Unit set to Months</text:p>
        </text:list-item>
        <text:list-item>
          <text:p text:style-name="P21">Click on Apply</text:p>
        </text:list-item>
        <text:list-item>
          <text:p text:style-name="P21">Click on the Processors tab</text:p>
        </text:list-item>
        <text:list-item>
          <text:p text:style-name="P21">Under Paypal check off Active</text:p>
        </text:list-item>
        <text:list-item>
          <text:p text:style-name="P21">Hit Save</text:p>
        </text:list-item>
      </text:list>
      <text:p text:style-name="Text_20_body"/>
      <text:h text:style-name="Heading_20_3" text:outline-level="3">Step #11 - You are done!</text:h>
      <text:p text:style-name="Text_20_body">Do a test registration….. This is done via the Login Module. If you are using CB then make sure you have enabled the CB Login module. <text:s/>From the login module click on Create an account or Register.</text:p>
      <text:p text:style-name="Text_20_body"/>
      <text:p text:style-name="Text_20_body"/>
      <text:p text:style-name="Text_20_body"/>
      <text:p text:style-name="Text_20_body"/>
      <text:h text:style-name="Heading_20_3" text:outline-level="3"><text:soft-page-break/>Globalnerd.org AEC Support Policy and Options.</text:h>
      <text:p text:style-name="Text_20_body"/>
      <text:p text:style-name="P3">Globalnerd.org offers free and paid support for AEC</text:p>
      <text:p text:style-name="Text_20_body">Paid memberships will receive priority. This means that all support issues for paid members will be addressed first (based on date of request) and free members support issues will be addressed only after all the paid members requests are completed.</text:p>
      <text:p text:style-name="Text_20_body"/>
      <text:p text:style-name="P3">Make sure to search for similar issues first</text:p>
      <text:p text:style-name="Text_20_body">Please, if you have any problems search our user forum. It is the best first step to find the an answer to any question you may have. Also look at the topic Frequent Problems - Answered! <text:s/>The forum will help you - either this problem has been talked about before, or our forum moderators will have an answer. To get there, simply log on to globalnerd.org and follow the Support links.</text:p>
      <text:p text:style-name="Text_20_body"/>
      <text:p text:style-name="P3">When requesting support, make sure to include the following information in your request:</text:p>
      <text:p text:style-name="Text_20_body">What version of Joomla are you running?<text:line-break/>What version of AEC have you installed?<text:line-break/>Do you have CB (Community Builder) installed and if so what version?<text:line-break/>Do you have JACL or JUGA Installed?<text:line-break/>What payment processor are you attempting to use? </text:p>
      <text:p text:style-name="Text_20_body"/>
      <text:h text:style-name="Heading_20_3" text:outline-level="3">Free Support</text:h>
      <text:list text:style-name="L11">
        <text:list-header>
          <text:p text:style-name="P22">Free Support is given in the forum to a certain extend (through participation and moderation), but mainly via email using the contact form on the site. Please log in when using the contact form first, this will filter the support level you are at, if you do not it will be assumed that you are at the lowest support level.</text:p>
        </text:list-header>
      </text:list>
      <text:p text:style-name="P3">Do try the forum first please – there is a very good chance your problem has been solved there already!</text:p>
      <text:p text:style-name="Text_20_body"/>
      <text:h text:style-name="Heading_20_3" text:outline-level="3">Need us to take a Quick Look?</text:h>
      <text:list text:style-name="L12">
        <text:list-header>
          <text:p text:style-name="P23">Need us to take a quick look and try to isolate a problem you may be having?</text:p>
          <text:p text:style-name="P23">For 30 Euro we will go onto your server and isolate the problem you are having. <text:s/>If it can be fixed within a 15 minute period of time (usually can be) we will fix it.</text:p>
          <text:p text:style-name="P23">If your issue does require more time, a reinstall, or an upgrade or custom programing, we will quote you the membership level you should be at for support and issue you a coupon for the 15 Euro that you can use against the purchase of the proper support level.</text:p>
        </text:list-header>
      </text:list>
      <text:p text:style-name="Text_20_body"/>
      <text:p text:style-name="Text_20_body"><text:soft-page-break/></text:p>
      <text:h text:style-name="Heading_20_3" text:outline-level="3">Basic Membership Priority Email Support</text:h>
      <text:p text:style-name="Text_20_body">Priority Email Support is given via email using the contact form on the site. Please log in when using the contact form first, this will filter the support level you are at, if you do not it will be assumed that you are at the lowest support level.</text:p>
      <text:p text:style-name="Text_20_body"/>
      <text:h text:style-name="Heading_20_3" text:outline-level="3">Generous: <text:s/>Priority Email Support, On Server Support </text:h>
      <text:p text:style-name="Text_20_body">Priority Email Support is given via email using the contact form on the site. Please log in when using the contact form first, this will filter the support level you are at, if you do not it will be assumed that you are at the lowest support level.</text:p>
      <text:p text:style-name="Text_20_body"><text:span text:style-name="T2">On Server Support:</text:span> We will go onto your server and check over the configuration and setup you have done and isolate and fix and problems you are having.</text:p>
      <text:p text:style-name="Text_20_body"/>
      <text:h text:style-name="Heading_20_3" text:outline-level="3">AEC Setup &amp; Top Priority Support:<text:line-break/>Priority Email Support, On Server Support, AEC Installation Service </text:h>
      <text:p text:style-name="Text_20_body"/>
      <text:p text:style-name="Text_20_body">This plan is like the Generous Membership (four months of Top Priority Support), but includes setting the AEC up on your server by our Support Team. We will contact you for your server details and requirements. </text:p>
      <text:p text:style-name="Text_20_body">Priority Email Support <text:s/>is given via email using the contact form on the site. Please log in when using the contact form first, this will filter the support level you are at, if you do not it will be assumed that you are at the lowest support level.</text:p>
      <text:p text:style-name="Text_20_body"><text:span text:style-name="T2">On Server Support:</text:span> We will go onto your server and check over the configuration and setup you have done and isolate and fix and problems you are having.</text:p>
      <text:p text:style-name="Text_20_body"/>
      <text:h text:style-name="Heading_20_3" text:outline-level="3">Upgrading Support Levels</text:h>
      <text:p text:style-name="Text_20_body">If you need to upgrade your current support membership to a higher level we do offer discounts on said upgrades. <text:s/>Just use the contact form on the site and we will supply you with the link for upgrading.</text:p>
      <text:p text:style-name="Text_20_body"/>
      <text:h text:style-name="Heading_20_3" text:outline-level="3">Custom Integrations</text:h>
      <text:p text:style-name="Text_20_body">Globalnerd.org does offer custom integration services. Need a special payment processor for AEC? <text:s/>Need a special Micro Integration written? Need or want to add a feature to AEC?</text:p>
      <text:p text:style-name="Text_20_body">Just use the contact form on the site and let us know, we will be happy to quote what the sponsorship of such a modification would be.</text:p>
      <text:p text:style-name="Text_20_body"/>
      <text:p text:style-name="P4"/>
      <text:p text:style-name="P25">NOTES ON THE FILES IN THE PACKAGE</text:p>
      <text:p text:style-name="P5">The individual packages are:</text:p>
      <text:p text:style-name="P5"/>
      <text:p text:style-name="P4">com_acctexp_X.zip - The Account Expiration Control Component</text:p>
      <text:p text:style-name="P5">This is the AEC Component. Please always install this first. The Component in itself will also not restrict access to content or to the system, but (for example) give you options to modify user accounts to have the system grant different access rights.</text:p>
      <text:p text:style-name="P5"/>
      <text:p text:style-name="P4">mod_acctexp_X.zip - The AEC Module</text:p>
      <text:p text:style-name="P5">This is the AEC Module. It lets you display the individual account expiration date to your users. It is also required for certain Micro Integrations which can display Javascript code or other extra information in the Module and thus, for example, display affiliate tracking code and similar information.</text:p>
      <text:p text:style-name="P5"/>
      <text:p text:style-name="P4">aecaccess_plugin_X.zip - AECaccess Plugin - Access Manager</text:p>
      <text:p text:style-name="P5">This Plugin manages the Joomla login. Please deactivate all other plugins of the group "access". You are able to add in functionality of other plugins by activating integration in the "Authentication" tab of your AEC Settings. This plugin does not in itself restrict access to content.</text:p>
      <text:p text:style-name="P5"/>
      <text:p text:style-name="P4">aecerror_plugin_X.zip - <text:s/>AECerror Plugin - Error Manager</text:p>
      <text:p text:style-name="P5">This Plugin handles error behavior of your Joomla CMS. For example, instead of redirecting your users to a standard "you are not allowed to access this page, please log in", you can, with this plugin, forward them to a special AEC NotAllowed page, which explains the Membership system on your site.</text:p>
      <text:p text:style-name="P5"/>
      <text:p text:style-name="P4">aecrouting_plugin_X.zip - AECrouting Plugin - Routing Manager</text:p>
      <text:p text:style-name="P5">A general purpose router for AEC related events such as registration (where, according to your settings, the AEC might redirect to the plan selection screen first).</text:p>
      <text:p text:style-name="P5"/>
      <text:p text:style-name="P4">aechacks_mambot_X.zip - AEChacks Mambot - System Hacks Emulator</text:p>
      <text:p text:style-name="P5">While previously, the AEC relied on hacking (editing) core Joomla files, this mambot emulates this behavior by intercepting certain calls and redirecting them to AEC functions. It may still be necessary to hack certain files, but the majority of systems will have a complete integration with this Mambot alone.</text:p>
      <text:p text:style-name="P5"/>
      <text:p text:style-name="P4">aecuser_plugin_X.zip - AECuser Plugin - User Manager</text:p>
      <text:p text:style-name="P5">Certain functions within the AEC need to intercept user registrations to store extra data and propagate changes to a user account to internal functions. This is why the AECuser Plugin is required for most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MgOpen Canonica"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fo:margin-top="0.0701in" fo:margin-bottom="0.0799in" fo:text-align="center" style:justify-single-word="false" style:page-number="auto"/>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master-page-name="" style:default-outline-level="5">
      <style:paragraph-properties fo:margin-top="0in" fo:margin-bottom="0.0835in" style:page-number="auto" fo:background-color="#ff3333" style:shadow="none">
        <style:background-image/>
      </style:paragraph-properties>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in" fo:margin-bottom="0.0835in" fo:background-color="#83caff">
        <style:background-image/>
      </style:paragraph-properties>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0799in" fo:margin-right="0.1201in" fo:margin-top="0.0598in" fo:margin-bottom="0.0598in" fo:text-indent="0in" style:auto-text-indent="false" style:page-number="auto" fo:background-color="#e6e6ff">
        <style:background-image/>
      </style:paragraph-properties>
      <style:text-properties style:font-name="DejaVu Sans Mono" fo:font-size="10pt" style:font-name-asian="DejaVu Sans Mono" style:font-size-asian="10pt" style:font-name-complex="DejaVu Sans Mono" style:font-size-complex="10pt"/>
    </style:style>
    <style:style style:name="User_20_Index_20_3" style:display-name="User Index 3" style:family="paragraph" style:parent-style-name="Index" style:class="index">
      <style:paragraph-properties fo:margin-left="0.05in" fo:margin-right="0in" fo:text-indent="0in" style:auto-text-indent="false">
        <style:tab-stops>
          <style:tab-stop style:position="6.3945in" style:type="right" style:leader-style="dotted" style:leader-text="."/>
        </style:tab-stops>
      </style:paragraph-properties>
      <style:text-properties fo:font-weight="bold"/>
    </style:style>
    <style:style style:name="Heading_20_3" style:display-name="Heading 3" style:family="paragraph" style:parent-style-name="Heading" style:next-style-name="Text_20_body" style:class="text" style:master-page-name="" style:default-outline-level="3">
      <style:paragraph-properties fo:margin-left="0.0402in" fo:margin-right="0in" fo:margin-top="0.0902in" fo:margin-bottom="0.0799in" fo:text-indent="0in" style:auto-text-indent="false" style:page-number="auto"/>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Times New Roman"/>
      </text:list-level-style-bullet>
      <text:list-level-style-bullet text:level="2" text:style-name="WW8Num1z1" style:num-suffix="." text:bullet-char="o">
        <style:text-properties style:font-name="Courier New1"/>
      </text:list-level-style-bullet>
      <text:list-level-style-bullet text:level="3" text:style-name="WW8Num1z2" style:num-suffix="." text:bullet-char="">
        <style:text-properties style:font-name="Wingdings"/>
      </text:list-level-style-bullet>
      <text:list-level-style-bullet text:level="4" text:style-name="WW8Num1z3" style:num-suffix="." text:bullet-char="">
        <style:text-properties style:font-name="Symbol"/>
      </text:list-level-style-bullet>
      <text:list-level-style-bullet text:level="5" text:style-name="WW8Num1z1" style:num-suffix="." text:bullet-char="o">
        <style:text-properties style:font-name="Courier New1"/>
      </text:list-level-style-bullet>
      <text:list-level-style-bullet text:level="6" text:style-name="WW8Num1z2" style:num-suffix="." text:bullet-char="">
        <style:text-properties style:font-name="Wingdings"/>
      </text:list-level-style-bullet>
      <text:list-level-style-bullet text:level="7" text:style-name="WW8Num1z3" style:num-suffix="." text:bullet-char="">
        <style:text-properties style:font-name="Symbol"/>
      </text:list-level-style-bullet>
      <text:list-level-style-bullet text:level="8" text:style-name="WW8Num1z1" style:num-suffix="." text:bullet-char="o">
        <style:text-properties style:font-name="Courier New1"/>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consecutive-numbering="true">
      <text:list-level-style-bullet text:level="1" text:style-name="WW8Num2z0" style:num-suffix="." text:bullet-char="-">
        <style:text-properties style:font-name="Times New Roman"/>
      </text:list-level-style-bullet>
      <text:list-level-style-bullet text:level="2" text:style-name="WW8Num2z1" style:num-suffix="." text:bullet-char="o">
        <style:text-properties style:font-name="Courier New1"/>
      </text:list-level-style-bullet>
      <text:list-level-style-bullet text:level="3" text:style-name="WW8Num2z2" style:num-suffix="." text:bullet-char="">
        <style:text-properties style:font-name="Wingdings"/>
      </text:list-level-style-bullet>
      <text:list-level-style-bullet text:level="4" text:style-name="WW8Num2z3" style:num-suffix="." text:bullet-char="">
        <style:text-properties style:font-name="Symbol"/>
      </text:list-level-style-bullet>
      <text:list-level-style-bullet text:level="5" text:style-name="WW8Num2z1" style:num-suffix="." text:bullet-char="o">
        <style:text-properties style:font-name="Courier New1"/>
      </text:list-level-style-bullet>
      <text:list-level-style-bullet text:level="6" text:style-name="WW8Num2z2" style:num-suffix="." text:bullet-char="">
        <style:text-properties style:font-name="Wingdings"/>
      </text:list-level-style-bullet>
      <text:list-level-style-bullet text:level="7" text:style-name="WW8Num2z3" style:num-suffix="." text:bullet-char="">
        <style:text-properties style:font-name="Symbol"/>
      </text:list-level-style-bullet>
      <text:list-level-style-bullet text:level="8" text:style-name="WW8Num2z1" style:num-suffix="." text:bullet-char="o">
        <style:text-properties style:font-name="Courier New1"/>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consecutive-numbering="true">
      <text:list-level-style-bullet text:level="1" text:style-name="WW8Num3z0" style:num-suffix="." text:bullet-char="-">
        <style:text-properties style:font-name="Times New Roman"/>
      </text:list-level-style-bullet>
      <text:list-level-style-bullet text:level="2" text:style-name="WW8Num3z1" style:num-suffix="." text:bullet-char="o">
        <style:text-properties style:font-name="Courier New1"/>
      </text:list-level-style-bullet>
      <text:list-level-style-bullet text:level="3" text:style-name="WW8Num3z2" style:num-suffix="." text:bullet-char="">
        <style:text-properties style:font-name="Wingdings"/>
      </text:list-level-style-bullet>
      <text:list-level-style-bullet text:level="4" text:style-name="WW8Num3z3" style:num-suffix="." text:bullet-char="">
        <style:text-properties style:font-name="Symbol"/>
      </text:list-level-style-bullet>
      <text:list-level-style-bullet text:level="5" text:style-name="WW8Num3z1" style:num-suffix="." text:bullet-char="o">
        <style:text-properties style:font-name="Courier New1"/>
      </text:list-level-style-bullet>
      <text:list-level-style-bullet text:level="6" text:style-name="WW8Num3z2" style:num-suffix="." text:bullet-char="">
        <style:text-properties style:font-name="Wingdings"/>
      </text:list-level-style-bullet>
      <text:list-level-style-bullet text:level="7" text:style-name="WW8Num3z3" style:num-suffix="." text:bullet-char="">
        <style:text-properties style:font-name="Symbol"/>
      </text:list-level-style-bullet>
      <text:list-level-style-bullet text:level="8" text:style-name="WW8Num3z1" style:num-suffix="." text:bullet-char="o">
        <style:text-properties style:font-name="Courier New1"/>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consecutive-numbering="true">
      <text:list-level-style-bullet text:level="1" text:style-name="WW8Num4z0" style:num-suffix="." text:bullet-char="-">
        <style:text-properties style:font-name="Times New Roman"/>
      </text:list-level-style-bullet>
      <text:list-level-style-bullet text:level="2" text:style-name="WW8Num4z1" style:num-suffix="." text:bullet-char="o">
        <style:text-properties style:font-name="Courier New1"/>
      </text:list-level-style-bullet>
      <text:list-level-style-bullet text:level="3" text:style-name="WW8Num4z2"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2"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5" text:consecutive-numbering="true">
      <text:list-level-style-bullet text:level="1" text:style-name="WW8Num5z0" style:num-suffix="." text:bullet-char="-">
        <style:text-properties style:font-name="Times New Roman"/>
      </text:list-level-style-bullet>
      <text:list-level-style-bullet text:level="2" text:style-name="WW8Num5z1" style:num-suffix="." text:bullet-char="o">
        <style:text-properties style:font-name="Courier New1"/>
      </text:list-level-style-bullet>
      <text:list-level-style-bullet text:level="3" text:style-name="WW8Num5z2" style:num-suffix="." text:bullet-char="">
        <style:text-properties style:font-name="Wingdings"/>
      </text:list-level-style-bullet>
      <text:list-level-style-bullet text:level="4" text:style-name="WW8Num5z3" style:num-suffix="." text:bullet-char="">
        <style:text-properties style:font-name="Symbol"/>
      </text:list-level-style-bullet>
      <text:list-level-style-bullet text:level="5" text:style-name="WW8Num5z1" style:num-suffix="." text:bullet-char="o">
        <style:text-properties style:font-name="Courier New1"/>
      </text:list-level-style-bullet>
      <text:list-level-style-bullet text:level="6" text:style-name="WW8Num5z2" style:num-suffix="." text:bullet-char="">
        <style:text-properties style:font-name="Wingdings"/>
      </text:list-level-style-bullet>
      <text:list-level-style-bullet text:level="7" text:style-name="WW8Num5z3" style:num-suffix="." text:bullet-char="">
        <style:text-properties style:font-name="Symbol"/>
      </text:list-level-style-bullet>
      <text:list-level-style-bullet text:level="8" text:style-name="WW8Num5z1" style:num-suffix="." text:bullet-char="o">
        <style:text-properties style:font-name="Courier New1"/>
      </text:list-level-style-bullet>
      <text:list-level-style-bullet text:level="9" text:style-name="WW8Num5z2" style:num-suffix="." text:bullet-char="">
        <style:text-properties style:font-name="Wingdings"/>
      </text:list-level-style-bullet>
      <text:list-level-style-number text:level="10" style:num-suffix="." style:num-format="1"/>
    </text:list-style>
    <text:list-style style:name="WW8Num6" text:consecutive-numbering="true">
      <text:list-level-style-bullet text:level="1" text:style-name="WW8Num6z0" style:num-suffix="." text:bullet-char="-">
        <style:text-properties style:font-name="Times New Roman"/>
      </text:list-level-style-bullet>
      <text:list-level-style-bullet text:level="2" text:style-name="WW8Num6z1" style:num-suffix="." text:bullet-char="o">
        <style:text-properties style:font-name="Courier New1"/>
      </text:list-level-style-bullet>
      <text:list-level-style-bullet text:level="3" text:style-name="WW8Num6z2" style:num-suffix="." text:bullet-char="">
        <style:text-properties style:font-name="Wingdings"/>
      </text:list-level-style-bullet>
      <text:list-level-style-bullet text:level="4" text:style-name="WW8Num6z3" style:num-suffix="." text:bullet-char="">
        <style:text-properties style:font-name="Symbol"/>
      </text:list-level-style-bullet>
      <text:list-level-style-bullet text:level="5" text:style-name="WW8Num6z1" style:num-suffix="." text:bullet-char="o">
        <style:text-properties style:font-name="Courier New1"/>
      </text:list-level-style-bullet>
      <text:list-level-style-bullet text:level="6" text:style-name="WW8Num6z2" style:num-suffix="." text:bullet-char="">
        <style:text-properties style:font-name="Wingdings"/>
      </text:list-level-style-bullet>
      <text:list-level-style-bullet text:level="7" text:style-name="WW8Num6z3" style:num-suffix="." text:bullet-char="">
        <style:text-properties style:font-name="Symbol"/>
      </text:list-level-style-bullet>
      <text:list-level-style-bullet text:level="8" text:style-name="WW8Num6z1" style:num-suffix="." text:bullet-char="o">
        <style:text-properties style:font-name="Courier New1"/>
      </text:list-level-style-bullet>
      <text:list-level-style-bullet text:level="9" text:style-name="WW8Num6z2" style:num-suffix="." text:bullet-char="">
        <style:text-properties style:font-name="Wingdings"/>
      </text:list-level-style-bullet>
      <text:list-level-style-number text:level="10" style:num-suffix="." style:num-format="1"/>
    </text:list-style>
    <text:list-style style:name="WW8Num7" text:consecutive-numbering="true">
      <text:list-level-style-bullet text:level="1" text:style-name="WW8Num7z0" style:num-suffix="." text:bullet-char="-">
        <style:text-properties style:font-name="Times New Roman"/>
      </text:list-level-style-bullet>
      <text:list-level-style-bullet text:level="2" text:style-name="WW8Num7z1" style:num-suffix="." text:bullet-char="o">
        <style:text-properties style:font-name="Courier New1"/>
      </text:list-level-style-bullet>
      <text:list-level-style-bullet text:level="3" text:style-name="WW8Num7z2" style:num-suffix="." text:bullet-char="">
        <style:text-properties style:font-name="Wingdings"/>
      </text:list-level-style-bullet>
      <text:list-level-style-bullet text:level="4" text:style-name="WW8Num7z3" style:num-suffix="." text:bullet-char="">
        <style:text-properties style:font-name="Symbol"/>
      </text:list-level-style-bullet>
      <text:list-level-style-bullet text:level="5" text:style-name="WW8Num7z1" style:num-suffix="." text:bullet-char="o">
        <style:text-properties style:font-name="Courier New1"/>
      </text:list-level-style-bullet>
      <text:list-level-style-bullet text:level="6" text:style-name="WW8Num7z2" style:num-suffix="." text:bullet-char="">
        <style:text-properties style:font-name="Wingdings"/>
      </text:list-level-style-bullet>
      <text:list-level-style-bullet text:level="7" text:style-name="WW8Num7z3" style:num-suffix="." text:bullet-char="">
        <style:text-properties style:font-name="Symbol"/>
      </text:list-level-style-bullet>
      <text:list-level-style-bullet text:level="8" text:style-name="WW8Num7z1" style:num-suffix="." text:bullet-char="o">
        <style:text-properties style:font-name="Courier New1"/>
      </text:list-level-style-bullet>
      <text:list-level-style-bullet text:level="9" text:style-name="WW8Num7z2" style:num-suffix="." text:bullet-char="">
        <style:text-properties style:font-name="Wingdings"/>
      </text:list-level-style-bullet>
      <text:list-level-style-number text:level="10" style:num-suffix="." style:num-format="1"/>
    </text:list-style>
    <text:list-style style:name="WW8Num8" text:consecutive-numbering="true">
      <text:list-level-style-bullet text:level="1" text:style-name="WW8Num8z0" style:num-suffix="." text:bullet-char="-">
        <style:text-properties style:font-name="Times New Roman"/>
      </text:list-level-style-bullet>
      <text:list-level-style-bullet text:level="2" text:style-name="WW8Num8z1" style:num-suffix="." text:bullet-char="o">
        <style:text-properties style:font-name="Courier New1"/>
      </text:list-level-style-bullet>
      <text:list-level-style-bullet text:level="3" text:style-name="WW8Num8z2" style:num-suffix="." text:bullet-char="">
        <style:text-properties style:font-name="Wingdings"/>
      </text:list-level-style-bullet>
      <text:list-level-style-bullet text:level="4" text:style-name="WW8Num8z3"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2" style:num-suffix="." text:bullet-char="">
        <style:text-properties style:font-name="Wingdings"/>
      </text:list-level-style-bullet>
      <text:list-level-style-bullet text:level="7" text:style-name="WW8Num8z3"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2" style:num-suffix="." text:bullet-char="">
        <style:text-properties style:font-name="Wingdings"/>
      </text:list-level-style-bullet>
      <text:list-level-style-number text:level="10" style:num-suffix="." style:num-format="1"/>
    </text:list-style>
    <text:list-style style:name="WW8Num9" text:consecutive-numbering="true">
      <text:list-level-style-bullet text:level="1" text:style-name="WW8Num9z0" style:num-suffix="." text:bullet-char="-">
        <style:text-properties style:font-name="Times New Roman"/>
      </text:list-level-style-bullet>
      <text:list-level-style-bullet text:level="2" text:style-name="WW8Num9z1" style:num-suffix="." text:bullet-char="o">
        <style:text-properties style:font-name="Courier New1"/>
      </text:list-level-style-bullet>
      <text:list-level-style-bullet text:level="3" text:style-name="WW8Num9z2" style:num-suffix="." text:bullet-char="">
        <style:text-properties style:font-name="Wingdings"/>
      </text:list-level-style-bullet>
      <text:list-level-style-bullet text:level="4" text:style-name="WW8Num9z3" style:num-suffix="." text:bullet-char="">
        <style:text-properties style:font-name="Symbol"/>
      </text:list-level-style-bullet>
      <text:list-level-style-bullet text:level="5" text:style-name="WW8Num9z1" style:num-suffix="." text:bullet-char="o">
        <style:text-properties style:font-name="Courier New1"/>
      </text:list-level-style-bullet>
      <text:list-level-style-bullet text:level="6" text:style-name="WW8Num9z2" style:num-suffix="." text:bullet-char="">
        <style:text-properties style:font-name="Wingdings"/>
      </text:list-level-style-bullet>
      <text:list-level-style-bullet text:level="7" text:style-name="WW8Num9z3" style:num-suffix="." text:bullet-char="">
        <style:text-properties style:font-name="Symbol"/>
      </text:list-level-style-bullet>
      <text:list-level-style-bullet text:level="8" text:style-name="WW8Num9z1" style:num-suffix="." text:bullet-char="o">
        <style:text-properties style:font-name="Courier New1"/>
      </text:list-level-style-bullet>
      <text:list-level-style-bullet text:level="9" text:style-name="WW8Num9z2" style:num-suffix="." text:bullet-char="">
        <style:text-properties style:font-name="Wingdings"/>
      </text:list-level-style-bullet>
      <text:list-level-style-number text:level="10" style:num-suffix="." style:num-format="1"/>
    </text:list-style>
    <text:list-style style:name="WW8Num10" text:consecutive-numbering="true">
      <text:list-level-style-bullet text:level="1" text:style-name="WW8Num10z0" style:num-suffix="." text:bullet-char="-">
        <style:text-properties style:font-name="Times New Roman"/>
      </text:list-level-style-bullet>
      <text:list-level-style-bullet text:level="2" text:style-name="WW8Num10z1" style:num-suffix="." text:bullet-char="o">
        <style:text-properties style:font-name="Courier New1"/>
      </text:list-level-style-bullet>
      <text:list-level-style-bullet text:level="3" text:style-name="WW8Num10z2" style:num-suffix="." text:bullet-char="">
        <style:text-properties style:font-name="Wingdings"/>
      </text:list-level-style-bullet>
      <text:list-level-style-bullet text:level="4" text:style-name="WW8Num10z3" style:num-suffix="." text:bullet-char="">
        <style:text-properties style:font-name="Symbol"/>
      </text:list-level-style-bullet>
      <text:list-level-style-bullet text:level="5" text:style-name="WW8Num10z1" style:num-suffix="." text:bullet-char="o">
        <style:text-properties style:font-name="Courier New1"/>
      </text:list-level-style-bullet>
      <text:list-level-style-bullet text:level="6" text:style-name="WW8Num10z2" style:num-suffix="." text:bullet-char="">
        <style:text-properties style:font-name="Wingdings"/>
      </text:list-level-style-bullet>
      <text:list-level-style-bullet text:level="7" text:style-name="WW8Num10z3" style:num-suffix="." text:bullet-char="">
        <style:text-properties style:font-name="Symbol"/>
      </text:list-level-style-bullet>
      <text:list-level-style-bullet text:level="8" text:style-name="WW8Num10z1" style:num-suffix="." text:bullet-char="o">
        <style:text-properties style:font-name="Courier New1"/>
      </text:list-level-style-bullet>
      <text:list-level-style-bullet text:level="9" text:style-name="WW8Num10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ing_20_1">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1in" fo:margin-bottom="1in" fo:margin-left="0.8563in" fo:margin-right="0.856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shadow="none" fo:background-color="transparent" style:dynamic-spacing="false">
          <style:background-image/>
        </style:header-footer-properties>
      </style:footer-style>
    </style:page-layout>
  </office:automatic-styles>
  <office:master-styles>
    <style:master-page style:name="Standard" style:page-layout-name="pm1">
      <style:footer>
        <text:h text:style-name="P1" text:outline-level="1"><draw:frame draw:style-name="fr1" draw:name="graphics2" text:anchor-type="paragraph" svg:x="5.85in" svg:y="-0.2689in" svg:width="0.798in" svg:height="0.9854in" draw:z-index="14"><draw:image xlink:href="Pictures/1000020100000099000000BDD7A6DE54.png" xlink:type="simple" xlink:show="embed" xlink:actuate="onLoad"/></draw:frame>AEC Version Installation/Upgrade Quick Start Guide</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EC Version 0</dc:title>
    <meta:initial-creator>jake</meta:initial-creator>
    <meta:creation-date>2008-11-29T08:37:00</meta:creation-date>
    <dc:date>2009-03-16T02:16:40</dc:date>
    <meta:editing-cycles>11</meta:editing-cycles>
    <meta:editing-duration>PT6H21M29S</meta:editing-duration>
    <meta:user-defined meta:name="Info 1"/>
    <meta:user-defined meta:name="Info 2"/>
    <meta:user-defined meta:name="Info 3"/>
    <meta:user-defined meta:name="Info 4"/>
    <meta:document-statistic meta:table-count="0" meta:image-count="1" meta:object-count="0" meta:page-count="9" meta:paragraph-count="178" meta:word-count="2402" meta:character-count="13592"/>
  </office:meta>
</office:document-meta>
</file>